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0.5528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5138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1.0256in" fo:break-before="auto" style:use-optimal-row-height="false"/>
    </style:style>
    <style:style style:name="ro4" style:family="table-row">
      <style:table-row-properties style:row-height="0.3161in" fo:break-before="auto" style:use-optimal-row-height="false"/>
    </style:style>
    <style:style style:name="ro5" style:family="table-row">
      <style:table-row-properties style:row-height="0.8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ff" fo:border="0.74pt solid #000000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ackground-color="#ffffff"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Calibri" fo:font-size="11pt" fo:language="es" fo:country="G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s" style:country-asian="GT" style:font-style-asian="normal" style:font-weight-asian="normal" style:font-name-complex="Calibri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Calibri" fo:font-size="11pt" fo:language="es" fo:country="GT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bold" style:font-name-complex="F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20" style:family="table-cell" style:parent-style-name="Default">
      <style:table-cell-properties fo:background-color="#ffbf00" fo:border="0.74pt solid #000000"/>
    </style:style>
    <style:style style:name="ce21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37">
      <style:table-cell-properties fo:background-color="#ffffff" fo:border="0.74pt solid #000000"/>
    </style:style>
    <style:style style:name="ce23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no-wrap" fo:border="0.74pt solid #999999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3f3f3"/>
    </style:style>
    <style:style style:name="ce25" style:family="table-cell" style:parent-style-name="Default" style:data-style-name="N144">
      <style:table-cell-properties fo:background-color="#f3f3f3" style:diagonal-bl-tr="none" style:diagonal-tl-br="none" style:text-align-source="fix" style:repeat-content="false" fo:wrap-option="no-wrap" fo:border="none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44">
      <style:table-cell-properties fo:background-color="#f3f3f3" style:diagonal-bl-tr="none" style:diagonal-tl-br="none" style:text-align-source="fix" style:repeat-content="false" fo:wrap-option="no-wrap" fo:border="none" style:direction="ltr" style:rotation-angle="90" style:rotation-align="bottom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f3f3f3" style:text-align-source="fix" style:repeat-content="false" style:vertical-align="middle"/>
      <style:paragraph-properties fo:text-align="center" fo:margin-left="0in"/>
      <style:text-properties fo:font-size="7pt" style:font-size-asian="7pt" style:font-size-complex="7pt"/>
    </style:style>
    <style:style style:name="ce28" style:family="table-cell" style:parent-style-name="Default" style:data-style-name="N37">
      <style:table-cell-properties fo:background-color="#f3f3f3"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 style:data-style-name="N37">
      <style:table-cell-properties fo:background-color="#f3f3f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69" table:default-cell-style-name="ce9"/>
        <table:table-column table:style-name="co5" table:number-columns-repeated="16312" table:default-cell-style-name="ce9"/>
        <table:table-row table:style-name="ro1">
          <table:table-cell table:style-name="ce1" office:value-type="string" calcext:value-type="string">
            <text:p>INTERVALO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" table:number-columns-spanned="2" table:number-rows-spanned="1"/>
          <table:covered-table-cell table:style-name="ce10"/>
          <table:table-cell table:style-name="ce10" table:number-columns-repeated="2"/>
          <table:table-cell table:style-name="ce1"/>
          <table:table-cell table:number-columns-repeated="16376"/>
        </table:table-row>
        <table:table-row table:style-name="ro1">
          <table:table-cell table:style-name="ce2"/>
          <table:table-cell table:style-name="ce10" table:number-columns-repeated="6"/>
          <table:table-cell table:number-columns-repeated="16377"/>
        </table:table-row>
        <table:table-row table:style-name="ro2">
          <table:table-cell table:style-name="ce3" table:number-columns-spanned="3" table:number-rows-spanned="3"/>
          <table:covered-table-cell table:number-columns-repeated="2" table:style-name="ce3"/>
          <table:table-cell table:style-name="ce16" office:value-type="string" calcext:value-type="string">
            <text:p>APLICACIÓN DE UN PLAN A UN NEGOCIO DE INFORMATICA Y SISTEMAS</text:p>
          </table:table-cell>
          <table:table-cell table:style-name="ce3" table:number-columns-repeated="3"/>
          <table:table-cell table:style-name="ce8" table:number-columns-repeated="6"/>
          <table:table-cell table:style-name="ce22" table:formula="of:=NOW()" office:value-type="date" office:date-value="2025-01-28T13:10:33.85" calcext:value-type="date">
            <text:p>01/28/25</text:p>
          </table:table-cell>
          <table:table-cell table:style-name="ce8" table:number-columns-repeated="61"/>
          <table:table-cell table:style-name="ce24" table:number-columns-repeated="6"/>
          <table:table-cell table:number-columns-repeated="16303"/>
        </table:table-row>
        <table:table-row table:style-name="ro3">
          <table:covered-table-cell table:style-name="ce4"/>
          <table:covered-table-cell table:style-name="ce7"/>
          <table:covered-table-cell table:style-name="ce14"/>
          <table:table-cell table:style-name="ce17" office:value-type="date" office:date-value="2025-03-02" calcext:value-type="date" table:number-columns-spanned="8" table:number-rows-spanned="1">
            <text:p>02.03.2025</text:p>
          </table:table-cell>
          <table:covered-table-cell table:style-name="ce21" table:formula="of:=[.D4]+1" office:value-type="date" office:date-value="2025-03-03" calcext:value-type="date">
            <text:p>03/03/25</text:p>
          </table:covered-table-cell>
          <table:covered-table-cell table:style-name="ce17" table:formula="of:=[.E4]+1" office:value-type="date" office:date-value="2025-03-04" calcext:value-type="date">
            <text:p>04.03.2025</text:p>
          </table:covered-table-cell>
          <table:covered-table-cell table:style-name="ce17" table:formula="of:=[.F4]+1" office:value-type="date" office:date-value="2025-03-05" calcext:value-type="date">
            <text:p>05.03.2025</text:p>
          </table:covered-table-cell>
          <table:covered-table-cell table:style-name="ce17" table:formula="of:=[.G4]+1" office:value-type="date" office:date-value="2025-03-06" calcext:value-type="date">
            <text:p>06.03.2025</text:p>
          </table:covered-table-cell>
          <table:covered-table-cell table:style-name="ce17" table:formula="of:=[.H4]+3" office:value-type="date" office:date-value="2025-03-09" calcext:value-type="date">
            <text:p>09.03.2025</text:p>
          </table:covered-table-cell>
          <table:covered-table-cell table:style-name="ce17" table:formula="of:=[.I4]+1" office:value-type="date" office:date-value="2025-03-10" calcext:value-type="date">
            <text:p>10.03.2025</text:p>
          </table:covered-table-cell>
          <table:covered-table-cell table:style-name="ce17" table:formula="of:=[.J4]+1" office:value-type="date" office:date-value="2025-03-11" calcext:value-type="date">
            <text:p>11.03.2025</text:p>
          </table:covered-table-cell>
          <table:table-cell table:style-name="ce17" table:formula="of:=[.D4]+1" office:value-type="date" office:date-value="2025-03-03" calcext:value-type="date" table:number-columns-spanned="8" table:number-rows-spanned="1">
            <text:p>03.03.2025</text:p>
          </table:table-cell>
          <table:covered-table-cell table:style-name="ce17" table:formula="of:=[.L4]+1" office:value-type="date" office:date-value="2025-03-04" calcext:value-type="date">
            <text:p>04.03.2025</text:p>
          </table:covered-table-cell>
          <table:covered-table-cell table:style-name="ce17" table:formula="of:=[.M4]+1" office:value-type="date" office:date-value="2025-03-05" calcext:value-type="date">
            <text:p>05.03.2025</text:p>
          </table:covered-table-cell>
          <table:covered-table-cell table:style-name="ce17" table:formula="of:=[.N4]+1" office:value-type="date" office:date-value="2025-03-06" calcext:value-type="date">
            <text:p>06.03.2025</text:p>
          </table:covered-table-cell>
          <table:covered-table-cell table:style-name="ce17" table:formula="of:=[.O4]+1" office:value-type="date" office:date-value="2025-03-07" calcext:value-type="date">
            <text:p>07.03.2025</text:p>
          </table:covered-table-cell>
          <table:covered-table-cell table:style-name="ce17" table:formula="of:=[.P4]+3" office:value-type="date" office:date-value="2025-03-10" calcext:value-type="date">
            <text:p>10.03.2025</text:p>
          </table:covered-table-cell>
          <table:covered-table-cell table:style-name="ce17" table:formula="of:=[.Q4]+1" office:value-type="date" office:date-value="2025-03-11" calcext:value-type="date">
            <text:p>11.03.2025</text:p>
          </table:covered-table-cell>
          <table:covered-table-cell table:style-name="ce17" table:formula="of:=[.R4]+1" office:value-type="date" office:date-value="2025-03-12" calcext:value-type="date">
            <text:p>12.03.2025</text:p>
          </table:covered-table-cell>
          <table:table-cell table:style-name="ce17" office:value-type="date" office:date-value="2025-03-04" calcext:value-type="date" table:number-columns-spanned="8" table:number-rows-spanned="1">
            <text:p>04.03.2025</text:p>
          </table:table-cell>
          <table:covered-table-cell table:style-name="ce17" table:formula="of:=[.T4]+1" office:value-type="date" office:date-value="2025-03-05" calcext:value-type="date">
            <text:p>05.03.2025</text:p>
          </table:covered-table-cell>
          <table:covered-table-cell table:style-name="ce17" table:formula="of:=[.U4]+1" office:value-type="date" office:date-value="2025-03-06" calcext:value-type="date">
            <text:p>06.03.2025</text:p>
          </table:covered-table-cell>
          <table:covered-table-cell table:style-name="ce17" table:formula="of:=[.V4]+1" office:value-type="date" office:date-value="2025-03-07" calcext:value-type="date">
            <text:p>07.03.2025</text:p>
          </table:covered-table-cell>
          <table:covered-table-cell table:style-name="ce17" table:formula="of:=[.W4]+1" office:value-type="date" office:date-value="2025-03-08" calcext:value-type="date">
            <text:p>08.03.2025</text:p>
          </table:covered-table-cell>
          <table:covered-table-cell table:style-name="ce17" table:formula="of:=[.X4]+3" office:value-type="date" office:date-value="2025-03-11" calcext:value-type="date">
            <text:p>11.03.2025</text:p>
          </table:covered-table-cell>
          <table:covered-table-cell table:style-name="ce17" table:formula="of:=[.Y4]+1" office:value-type="date" office:date-value="2025-03-12" calcext:value-type="date">
            <text:p>12.03.2025</text:p>
          </table:covered-table-cell>
          <table:covered-table-cell table:style-name="ce17" table:formula="of:=[.Z4]+1" office:value-type="date" office:date-value="2025-03-13" calcext:value-type="date">
            <text:p>13.03.2025</text:p>
          </table:covered-table-cell>
          <table:table-cell table:style-name="ce17" office:value-type="date" office:date-value="2025-03-05" calcext:value-type="date" table:number-columns-spanned="8" table:number-rows-spanned="1">
            <text:p>05.03.2025</text:p>
          </table:table-cell>
          <table:covered-table-cell table:style-name="ce17" table:formula="of:=[.AB4]+1" office:value-type="date" office:date-value="2025-03-06" calcext:value-type="date">
            <text:p>06.03.2025</text:p>
          </table:covered-table-cell>
          <table:covered-table-cell table:style-name="ce17" table:formula="of:=[.AC4]+1" office:value-type="date" office:date-value="2025-03-07" calcext:value-type="date">
            <text:p>07.03.2025</text:p>
          </table:covered-table-cell>
          <table:covered-table-cell table:style-name="ce17" table:formula="of:=[.AD4]+1" office:value-type="date" office:date-value="2025-03-08" calcext:value-type="date">
            <text:p>08.03.2025</text:p>
          </table:covered-table-cell>
          <table:covered-table-cell table:style-name="ce17" table:formula="of:=[.AE4]+1" office:value-type="date" office:date-value="2025-03-09" calcext:value-type="date">
            <text:p>09.03.2025</text:p>
          </table:covered-table-cell>
          <table:covered-table-cell table:style-name="ce17" table:formula="of:=[.AF4]+3" office:value-type="date" office:date-value="2025-03-12" calcext:value-type="date">
            <text:p>12.03.2025</text:p>
          </table:covered-table-cell>
          <table:covered-table-cell table:style-name="ce17" table:formula="of:=[.AG4]+1" office:value-type="date" office:date-value="2025-03-13" calcext:value-type="date">
            <text:p>13.03.2025</text:p>
          </table:covered-table-cell>
          <table:covered-table-cell table:style-name="ce17" table:formula="of:=[.AH4]+1" office:value-type="date" office:date-value="2025-03-14" calcext:value-type="date">
            <text:p>14.03.2025</text:p>
          </table:covered-table-cell>
          <table:table-cell table:style-name="ce17" office:value-type="date" office:date-value="2025-03-06" calcext:value-type="date" table:number-columns-spanned="8" table:number-rows-spanned="1">
            <text:p>06.03.2025</text:p>
          </table:table-cell>
          <table:covered-table-cell table:style-name="ce17" table:formula="of:=[.AJ4]+1" office:value-type="date" office:date-value="2025-03-07" calcext:value-type="date">
            <text:p>07.03.2025</text:p>
          </table:covered-table-cell>
          <table:covered-table-cell table:style-name="ce17" table:formula="of:=[.AK4]+1" office:value-type="date" office:date-value="2025-03-08" calcext:value-type="date">
            <text:p>08.03.2025</text:p>
          </table:covered-table-cell>
          <table:covered-table-cell table:style-name="ce17" table:formula="of:=[.AL4]+1" office:value-type="date" office:date-value="2025-03-09" calcext:value-type="date">
            <text:p>09.03.2025</text:p>
          </table:covered-table-cell>
          <table:covered-table-cell table:style-name="ce17" table:formula="of:=[.AM4]+1" office:value-type="date" office:date-value="2025-03-10" calcext:value-type="date">
            <text:p>10.03.2025</text:p>
          </table:covered-table-cell>
          <table:covered-table-cell table:style-name="ce17" table:formula="of:=[.AN4]+3" office:value-type="date" office:date-value="2025-03-13" calcext:value-type="date">
            <text:p>13.03.2025</text:p>
          </table:covered-table-cell>
          <table:covered-table-cell table:style-name="ce17" table:formula="of:=[.AO4]+1" office:value-type="date" office:date-value="2025-03-14" calcext:value-type="date">
            <text:p>14.03.2025</text:p>
          </table:covered-table-cell>
          <table:covered-table-cell table:style-name="ce17" table:formula="of:=[.AP4]+1" office:value-type="date" office:date-value="2025-03-15" calcext:value-type="date">
            <text:p>15.03.2025</text:p>
          </table:covered-table-cell>
          <table:table-cell table:style-name="ce17" table:formula="of:=[.AJ4]+3" office:value-type="date" office:date-value="2025-03-09" calcext:value-type="date" table:number-columns-spanned="8" table:number-rows-spanned="1">
            <text:p>09.03.2025</text:p>
          </table:table-cell>
          <table:covered-table-cell table:style-name="ce17" table:formula="of:=[.AR4]+1" office:value-type="date" office:date-value="2025-03-10" calcext:value-type="date">
            <text:p>10.03.2025</text:p>
          </table:covered-table-cell>
          <table:covered-table-cell table:style-name="ce17" table:formula="of:=[.AS4]+1" office:value-type="date" office:date-value="2025-03-11" calcext:value-type="date">
            <text:p>11.03.2025</text:p>
          </table:covered-table-cell>
          <table:covered-table-cell table:style-name="ce17" table:formula="of:=[.AT4]+1" office:value-type="date" office:date-value="2025-03-12" calcext:value-type="date">
            <text:p>12.03.2025</text:p>
          </table:covered-table-cell>
          <table:covered-table-cell table:style-name="ce17" table:formula="of:=[.AU4]+1" office:value-type="date" office:date-value="2025-03-13" calcext:value-type="date">
            <text:p>13.03.2025</text:p>
          </table:covered-table-cell>
          <table:covered-table-cell table:style-name="ce17" table:formula="of:=[.AV4]+3" office:value-type="date" office:date-value="2025-03-16" calcext:value-type="date">
            <text:p>16.03.2025</text:p>
          </table:covered-table-cell>
          <table:covered-table-cell table:style-name="ce17" table:formula="of:=[.AW4]+1" office:value-type="date" office:date-value="2025-03-17" calcext:value-type="date">
            <text:p>17.03.2025</text:p>
          </table:covered-table-cell>
          <table:covered-table-cell table:style-name="ce17" table:formula="of:=[.AX4]+1" office:value-type="date" office:date-value="2025-03-18" calcext:value-type="date">
            <text:p>18.03.2025</text:p>
          </table:covered-table-cell>
          <table:table-cell table:style-name="ce17" table:formula="of:=[.AR4]+1" office:value-type="date" office:date-value="2025-03-10" calcext:value-type="date" table:number-columns-spanned="8" table:number-rows-spanned="1">
            <text:p>10.03.2025</text:p>
          </table:table-cell>
          <table:covered-table-cell table:style-name="ce17" table:formula="of:=[.AZ4]+1" office:value-type="date" office:date-value="2025-03-11" calcext:value-type="date">
            <text:p>11.03.2025</text:p>
          </table:covered-table-cell>
          <table:covered-table-cell table:style-name="ce17" table:formula="of:=[.BA4]+1" office:value-type="date" office:date-value="2025-03-12" calcext:value-type="date">
            <text:p>12.03.2025</text:p>
          </table:covered-table-cell>
          <table:covered-table-cell table:style-name="ce17" table:formula="of:=[.BB4]+1" office:value-type="date" office:date-value="2025-03-13" calcext:value-type="date">
            <text:p>13.03.2025</text:p>
          </table:covered-table-cell>
          <table:covered-table-cell table:style-name="ce17" table:formula="of:=[.BC4]+1" office:value-type="date" office:date-value="2025-03-14" calcext:value-type="date">
            <text:p>14.03.2025</text:p>
          </table:covered-table-cell>
          <table:covered-table-cell table:style-name="ce17" table:formula="of:=[.BD4]+3" office:value-type="date" office:date-value="2025-03-17" calcext:value-type="date">
            <text:p>17.03.2025</text:p>
          </table:covered-table-cell>
          <table:covered-table-cell table:style-name="ce17" table:formula="of:=[.BE4]+1" office:value-type="date" office:date-value="2025-03-18" calcext:value-type="date">
            <text:p>18.03.2025</text:p>
          </table:covered-table-cell>
          <table:covered-table-cell table:style-name="ce17" table:formula="of:=[.BF4]+1" office:value-type="date" office:date-value="2025-03-19" calcext:value-type="date">
            <text:p>19.03.2025</text:p>
          </table:covered-table-cell>
          <table:table-cell table:style-name="ce17" table:formula="of:=[.AZ4]+1" office:value-type="date" office:date-value="2025-03-11" calcext:value-type="date" table:number-columns-spanned="8" table:number-rows-spanned="1">
            <text:p>11.03.2025</text:p>
          </table:table-cell>
          <table:covered-table-cell table:style-name="ce17" table:formula="of:=[.BH4]+1" office:value-type="date" office:date-value="2025-03-12" calcext:value-type="date">
            <text:p>12.03.2025</text:p>
          </table:covered-table-cell>
          <table:covered-table-cell table:style-name="ce17" table:formula="of:=[.BI4]+1" office:value-type="date" office:date-value="2025-03-13" calcext:value-type="date">
            <text:p>13.03.2025</text:p>
          </table:covered-table-cell>
          <table:covered-table-cell table:style-name="ce17" table:formula="of:=[.BJ4]+1" office:value-type="date" office:date-value="2025-03-14" calcext:value-type="date">
            <text:p>14.03.2025</text:p>
          </table:covered-table-cell>
          <table:covered-table-cell table:style-name="ce17" table:formula="of:=[.BK4]+1" office:value-type="date" office:date-value="2025-03-15" calcext:value-type="date">
            <text:p>15.03.2025</text:p>
          </table:covered-table-cell>
          <table:covered-table-cell table:style-name="ce17" table:formula="of:=[.BL4]+3" office:value-type="date" office:date-value="2025-03-18" calcext:value-type="date">
            <text:p>18.03.2025</text:p>
          </table:covered-table-cell>
          <table:covered-table-cell table:style-name="ce17" table:formula="of:=[.BM4]+1" office:value-type="date" office:date-value="2025-03-19" calcext:value-type="date">
            <text:p>19.03.2025</text:p>
          </table:covered-table-cell>
          <table:covered-table-cell table:style-name="ce17" table:formula="of:=[.BN4]+1" office:value-type="date" office:date-value="2025-03-20" calcext:value-type="date">
            <text:p>20.03.2025</text:p>
          </table:covered-table-cell>
          <table:table-cell table:style-name="ce17" table:formula="of:=[.BH4]+1" office:value-type="date" office:date-value="2025-03-12" calcext:value-type="date" table:number-columns-spanned="8" table:number-rows-spanned="1">
            <text:p>12.03.2025</text:p>
          </table:table-cell>
          <table:covered-table-cell table:number-columns-repeated="5" table:style-name="ce17"/>
          <table:covered-table-cell table:style-name="ce21"/>
          <table:covered-table-cell table:style-name="ce23"/>
          <table:table-cell table:style-name="ce25" table:number-columns-repeated="5"/>
          <table:table-cell table:style-name="ce24"/>
          <table:table-cell table:number-columns-repeated="16303"/>
        </table:table-row>
        <table:table-row table:style-name="ro4">
          <table:covered-table-cell table:style-name="ce5"/>
          <table:covered-table-cell table:style-name="ce11"/>
          <table:covered-table-cell table:style-name="ce8"/>
          <table:table-cell table:style-name="ce18" office:value-type="float" office:value="1" calcext:value-type="float">
            <text:p>1</text:p>
          </table:table-cell>
          <table:table-cell table:style-name="ce18" table:formula="of:=[.D5]+1" office:value-type="float" office:value="2" calcext:value-type="float">
            <text:p>2</text:p>
          </table:table-cell>
          <table:table-cell table:style-name="ce18" table:formula="of:=[.E5]+1" office:value-type="float" office:value="3" calcext:value-type="float">
            <text:p>3</text:p>
          </table:table-cell>
          <table:table-cell table:style-name="ce18" table:formula="of:=[.F5]+1" office:value-type="float" office:value="4" calcext:value-type="float">
            <text:p>4</text:p>
          </table:table-cell>
          <table:table-cell table:style-name="ce18" table:formula="of:=[.G5]+1" office:value-type="float" office:value="5" calcext:value-type="float">
            <text:p>5</text:p>
          </table:table-cell>
          <table:table-cell table:style-name="ce18" table:formula="of:=[.H5]+1" office:value-type="float" office:value="6" calcext:value-type="float">
            <text:p>6</text:p>
          </table:table-cell>
          <table:table-cell table:style-name="ce18" table:formula="of:=[.I5]+1" office:value-type="float" office:value="7" calcext:value-type="float">
            <text:p>7</text:p>
          </table:table-cell>
          <table:table-cell table:style-name="ce18" table:formula="of:=[.J5]+1" office:value-type="float" office:value="8" calcext:value-type="float">
            <text:p>8</text:p>
          </table:table-cell>
          <table:table-cell table:style-name="ce18" table:formula="of:=[.D5]" office:value-type="float" office:value="1" calcext:value-type="float">
            <text:p>1</text:p>
          </table:table-cell>
          <table:table-cell table:style-name="ce18" table:formula="of:=[.L5]+1" office:value-type="float" office:value="2" calcext:value-type="float">
            <text:p>2</text:p>
          </table:table-cell>
          <table:table-cell table:style-name="ce18" table:formula="of:=[.M5]+1" office:value-type="float" office:value="3" calcext:value-type="float">
            <text:p>3</text:p>
          </table:table-cell>
          <table:table-cell table:style-name="ce18" table:formula="of:=[.N5]+1" office:value-type="float" office:value="4" calcext:value-type="float">
            <text:p>4</text:p>
          </table:table-cell>
          <table:table-cell table:style-name="ce18" table:formula="of:=[.O5]+1" office:value-type="float" office:value="5" calcext:value-type="float">
            <text:p>5</text:p>
          </table:table-cell>
          <table:table-cell table:style-name="ce18" table:formula="of:=[.P5]+1" office:value-type="float" office:value="6" calcext:value-type="float">
            <text:p>6</text:p>
          </table:table-cell>
          <table:table-cell table:style-name="ce18" table:formula="of:=[.Q5]+1" office:value-type="float" office:value="7" calcext:value-type="float">
            <text:p>7</text:p>
          </table:table-cell>
          <table:table-cell table:style-name="ce18" table:formula="of:=[.R5]+1" office:value-type="float" office:value="8" calcext:value-type="float">
            <text:p>8</text:p>
          </table:table-cell>
          <table:table-cell table:style-name="ce18" table:formula="of:=[.L5]" office:value-type="float" office:value="1" calcext:value-type="float">
            <text:p>1</text:p>
          </table:table-cell>
          <table:table-cell table:style-name="ce18" table:formula="of:=[.T5]+1" office:value-type="float" office:value="2" calcext:value-type="float">
            <text:p>2</text:p>
          </table:table-cell>
          <table:table-cell table:style-name="ce18" table:formula="of:=[.U5]+1" office:value-type="float" office:value="3" calcext:value-type="float">
            <text:p>3</text:p>
          </table:table-cell>
          <table:table-cell table:style-name="ce18" table:formula="of:=[.V5]+1" office:value-type="float" office:value="4" calcext:value-type="float">
            <text:p>4</text:p>
          </table:table-cell>
          <table:table-cell table:style-name="ce18" table:formula="of:=[.W5]+1" office:value-type="float" office:value="5" calcext:value-type="float">
            <text:p>5</text:p>
          </table:table-cell>
          <table:table-cell table:style-name="ce18" table:formula="of:=[.X5]+1" office:value-type="float" office:value="6" calcext:value-type="float">
            <text:p>6</text:p>
          </table:table-cell>
          <table:table-cell table:style-name="ce18" table:formula="of:=[.Y5]+1" office:value-type="float" office:value="7" calcext:value-type="float">
            <text:p>7</text:p>
          </table:table-cell>
          <table:table-cell table:style-name="ce18" table:formula="of:=[.Z5]+1" office:value-type="float" office:value="8" calcext:value-type="float">
            <text:p>8</text:p>
          </table:table-cell>
          <table:table-cell table:style-name="ce18" table:formula="of:=[.T5]" office:value-type="float" office:value="1" calcext:value-type="float">
            <text:p>1</text:p>
          </table:table-cell>
          <table:table-cell table:style-name="ce18" table:formula="of:=[.AB5]+1" office:value-type="float" office:value="2" calcext:value-type="float">
            <text:p>2</text:p>
          </table:table-cell>
          <table:table-cell table:style-name="ce18" table:formula="of:=[.AC5]+1" office:value-type="float" office:value="3" calcext:value-type="float">
            <text:p>3</text:p>
          </table:table-cell>
          <table:table-cell table:style-name="ce18" table:formula="of:=[.AD5]+1" office:value-type="float" office:value="4" calcext:value-type="float">
            <text:p>4</text:p>
          </table:table-cell>
          <table:table-cell table:style-name="ce18" table:formula="of:=[.AE5]+1" office:value-type="float" office:value="5" calcext:value-type="float">
            <text:p>5</text:p>
          </table:table-cell>
          <table:table-cell table:style-name="ce18" table:formula="of:=[.AF5]+1" office:value-type="float" office:value="6" calcext:value-type="float">
            <text:p>6</text:p>
          </table:table-cell>
          <table:table-cell table:style-name="ce18" table:formula="of:=[.AG5]+1" office:value-type="float" office:value="7" calcext:value-type="float">
            <text:p>7</text:p>
          </table:table-cell>
          <table:table-cell table:style-name="ce18" table:formula="of:=[.AH5]+1" office:value-type="float" office:value="8" calcext:value-type="float">
            <text:p>8</text:p>
          </table:table-cell>
          <table:table-cell table:style-name="ce18" table:formula="of:=[.AB5]" office:value-type="float" office:value="1" calcext:value-type="float">
            <text:p>1</text:p>
          </table:table-cell>
          <table:table-cell table:style-name="ce18" table:formula="of:=[.AJ5]+1" office:value-type="float" office:value="2" calcext:value-type="float">
            <text:p>2</text:p>
          </table:table-cell>
          <table:table-cell table:style-name="ce18" table:formula="of:=[.AK5]+1" office:value-type="float" office:value="3" calcext:value-type="float">
            <text:p>3</text:p>
          </table:table-cell>
          <table:table-cell table:style-name="ce18" table:formula="of:=[.AL5]+1" office:value-type="float" office:value="4" calcext:value-type="float">
            <text:p>4</text:p>
          </table:table-cell>
          <table:table-cell table:style-name="ce18" table:formula="of:=[.AM5]+1" office:value-type="float" office:value="5" calcext:value-type="float">
            <text:p>5</text:p>
          </table:table-cell>
          <table:table-cell table:style-name="ce18" table:formula="of:=[.AN5]+1" office:value-type="float" office:value="6" calcext:value-type="float">
            <text:p>6</text:p>
          </table:table-cell>
          <table:table-cell table:style-name="ce18" table:formula="of:=[.AO5]+1" office:value-type="float" office:value="7" calcext:value-type="float">
            <text:p>7</text:p>
          </table:table-cell>
          <table:table-cell table:style-name="ce18" table:formula="of:=[.AP5]+1" office:value-type="float" office:value="8" calcext:value-type="float">
            <text:p>8</text:p>
          </table:table-cell>
          <table:table-cell table:style-name="ce18" table:formula="of:=[.AJ5]" office:value-type="float" office:value="1" calcext:value-type="float">
            <text:p>1</text:p>
          </table:table-cell>
          <table:table-cell table:style-name="ce18" table:formula="of:=[.AR5]+1" office:value-type="float" office:value="2" calcext:value-type="float">
            <text:p>2</text:p>
          </table:table-cell>
          <table:table-cell table:style-name="ce18" table:formula="of:=[.AS5]+1" office:value-type="float" office:value="3" calcext:value-type="float">
            <text:p>3</text:p>
          </table:table-cell>
          <table:table-cell table:style-name="ce18" table:formula="of:=[.AT5]+1" office:value-type="float" office:value="4" calcext:value-type="float">
            <text:p>4</text:p>
          </table:table-cell>
          <table:table-cell table:style-name="ce18" table:formula="of:=[.AU5]+1" office:value-type="float" office:value="5" calcext:value-type="float">
            <text:p>5</text:p>
          </table:table-cell>
          <table:table-cell table:style-name="ce18" table:formula="of:=[.AV5]+1" office:value-type="float" office:value="6" calcext:value-type="float">
            <text:p>6</text:p>
          </table:table-cell>
          <table:table-cell table:style-name="ce18" table:formula="of:=[.AW5]+1" office:value-type="float" office:value="7" calcext:value-type="float">
            <text:p>7</text:p>
          </table:table-cell>
          <table:table-cell table:style-name="ce18" table:formula="of:=[.AX5]+1" office:value-type="float" office:value="8" calcext:value-type="float">
            <text:p>8</text:p>
          </table:table-cell>
          <table:table-cell table:style-name="ce18" table:formula="of:=[.AR5]" office:value-type="float" office:value="1" calcext:value-type="float">
            <text:p>1</text:p>
          </table:table-cell>
          <table:table-cell table:style-name="ce18" table:formula="of:=[.AZ5]+1" office:value-type="float" office:value="2" calcext:value-type="float">
            <text:p>2</text:p>
          </table:table-cell>
          <table:table-cell table:style-name="ce18" table:formula="of:=[.BA5]+1" office:value-type="float" office:value="3" calcext:value-type="float">
            <text:p>3</text:p>
          </table:table-cell>
          <table:table-cell table:style-name="ce18" table:formula="of:=[.BB5]+1" office:value-type="float" office:value="4" calcext:value-type="float">
            <text:p>4</text:p>
          </table:table-cell>
          <table:table-cell table:style-name="ce18" table:formula="of:=[.BC5]+1" office:value-type="float" office:value="5" calcext:value-type="float">
            <text:p>5</text:p>
          </table:table-cell>
          <table:table-cell table:style-name="ce18" table:formula="of:=[.BD5]+1" office:value-type="float" office:value="6" calcext:value-type="float">
            <text:p>6</text:p>
          </table:table-cell>
          <table:table-cell table:style-name="ce18" table:formula="of:=[.BE5]+1" office:value-type="float" office:value="7" calcext:value-type="float">
            <text:p>7</text:p>
          </table:table-cell>
          <table:table-cell table:style-name="ce18" table:formula="of:=[.BF5]+1" office:value-type="float" office:value="8" calcext:value-type="float">
            <text:p>8</text:p>
          </table:table-cell>
          <table:table-cell table:style-name="ce18" table:formula="of:=[.AZ5]" office:value-type="float" office:value="1" calcext:value-type="float">
            <text:p>1</text:p>
          </table:table-cell>
          <table:table-cell table:style-name="ce18" table:formula="of:=[.BH5]+1" office:value-type="float" office:value="2" calcext:value-type="float">
            <text:p>2</text:p>
          </table:table-cell>
          <table:table-cell table:style-name="ce18" table:formula="of:=[.BI5]+1" office:value-type="float" office:value="3" calcext:value-type="float">
            <text:p>3</text:p>
          </table:table-cell>
          <table:table-cell table:style-name="ce18" table:formula="of:=[.BJ5]+1" office:value-type="float" office:value="4" calcext:value-type="float">
            <text:p>4</text:p>
          </table:table-cell>
          <table:table-cell table:style-name="ce18" table:formula="of:=[.BK5]+1" office:value-type="float" office:value="5" calcext:value-type="float">
            <text:p>5</text:p>
          </table:table-cell>
          <table:table-cell table:style-name="ce18" table:formula="of:=[.BL5]+1" office:value-type="float" office:value="6" calcext:value-type="float">
            <text:p>6</text:p>
          </table:table-cell>
          <table:table-cell table:style-name="ce18" table:formula="of:=[.BM5]+1" office:value-type="float" office:value="7" calcext:value-type="float">
            <text:p>7</text:p>
          </table:table-cell>
          <table:table-cell table:style-name="ce18" table:formula="of:=[.BN5]+1" office:value-type="float" office:value="8" calcext:value-type="float">
            <text:p>8</text:p>
          </table:table-cell>
          <table:table-cell table:style-name="ce18" table:formula="of:=[.BH5]" office:value-type="float" office:value="1" calcext:value-type="float">
            <text:p>1</text:p>
          </table:table-cell>
          <table:table-cell table:style-name="ce18" table:formula="of:=[.BP5]+1" office:value-type="float" office:value="2" calcext:value-type="float">
            <text:p>2</text:p>
          </table:table-cell>
          <table:table-cell table:style-name="ce18" table:formula="of:=[.BQ5]+1" office:value-type="float" office:value="3" calcext:value-type="float">
            <text:p>3</text:p>
          </table:table-cell>
          <table:table-cell table:style-name="ce18" table:formula="of:=[.BR5]+1" office:value-type="float" office:value="4" calcext:value-type="float">
            <text:p>4</text:p>
          </table:table-cell>
          <table:table-cell table:style-name="ce18" table:formula="of:=[.BS5]+1" office:value-type="float" office:value="5" calcext:value-type="float">
            <text:p>5</text:p>
          </table:table-cell>
          <table:table-cell table:style-name="ce18" table:formula="of:=[.BT5]+1" office:value-type="float" office:value="6" calcext:value-type="float">
            <text:p>6</text:p>
          </table:table-cell>
          <table:table-cell table:style-name="ce18" table:formula="of:=[.BU5]+1" office:value-type="float" office:value="7" calcext:value-type="float">
            <text:p>7</text:p>
          </table:table-cell>
          <table:table-cell table:style-name="ce18" table:formula="of:=[.BV5]+1" office:value-type="float" office:value="8" calcext:value-type="float">
            <text:p>8</text:p>
          </table:table-cell>
          <table:table-cell table:style-name="ce26" table:number-columns-repeated="5"/>
          <table:table-cell table:style-name="ce24"/>
          <table:table-cell table:number-columns-repeated="16303"/>
        </table:table-row>
        <table:table-row table:style-name="ro5">
          <table:table-cell table:style-name="ce6" office:value-type="string" calcext:value-type="string">
            <text:p>ACTIVIDAD</text:p>
          </table:table-cell>
          <table:table-cell table:style-name="ce6" office:value-type="string" calcext:value-type="string">
            <text:p>ACTIVIDAD </text:p>
            <text:p>PRESEDENTE</text:p>
          </table:table-cell>
          <table:table-cell table:style-name="ce6" office:value-type="string" calcext:value-type="string">
            <text:p>TIEMPO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D6]+[.$B$1]" office:value-type="float" office:value="2" calcext:value-type="float">
            <text:p>2</text:p>
          </table:table-cell>
          <table:table-cell table:style-name="ce19" table:formula="of:=[.E6]+[.$B$1]" office:value-type="float" office:value="3" calcext:value-type="float">
            <text:p>3</text:p>
          </table:table-cell>
          <table:table-cell table:style-name="ce19" table:formula="of:=[.F6]+[.$B$1]" office:value-type="float" office:value="4" calcext:value-type="float">
            <text:p>4</text:p>
          </table:table-cell>
          <table:table-cell table:style-name="ce19" table:formula="of:=[.G6]+[.$B$1]" office:value-type="float" office:value="5" calcext:value-type="float">
            <text:p>5</text:p>
          </table:table-cell>
          <table:table-cell table:style-name="ce19" table:formula="of:=[.H6]+[.$B$1]" office:value-type="float" office:value="6" calcext:value-type="float">
            <text:p>6</text:p>
          </table:table-cell>
          <table:table-cell table:style-name="ce19" table:formula="of:=[.I6]+[.$B$1]" office:value-type="float" office:value="7" calcext:value-type="float">
            <text:p>7</text:p>
          </table:table-cell>
          <table:table-cell table:style-name="ce19" table:formula="of:=[.J6]+[.$B$1]" office:value-type="float" office:value="8" calcext:value-type="float">
            <text:p>8</text:p>
          </table:table-cell>
          <table:table-cell table:style-name="ce19" table:formula="of:=[.K6]+[.$B$1]" office:value-type="float" office:value="9" calcext:value-type="float">
            <text:p>9</text:p>
          </table:table-cell>
          <table:table-cell table:style-name="ce19" table:formula="of:=[.L6]+[.$B$1]" office:value-type="float" office:value="10" calcext:value-type="float">
            <text:p>10</text:p>
          </table:table-cell>
          <table:table-cell table:style-name="ce19" table:formula="of:=[.M6]+[.$B$1]" office:value-type="float" office:value="11" calcext:value-type="float">
            <text:p>11</text:p>
          </table:table-cell>
          <table:table-cell table:style-name="ce19" table:formula="of:=[.N6]+[.$B$1]" office:value-type="float" office:value="12" calcext:value-type="float">
            <text:p>12</text:p>
          </table:table-cell>
          <table:table-cell table:style-name="ce19" table:formula="of:=[.O6]+[.$B$1]" office:value-type="float" office:value="13" calcext:value-type="float">
            <text:p>13</text:p>
          </table:table-cell>
          <table:table-cell table:style-name="ce19" table:formula="of:=[.P6]+[.$B$1]" office:value-type="float" office:value="14" calcext:value-type="float">
            <text:p>14</text:p>
          </table:table-cell>
          <table:table-cell table:style-name="ce19" table:formula="of:=[.Q6]+[.$B$1]" office:value-type="float" office:value="15" calcext:value-type="float">
            <text:p>15</text:p>
          </table:table-cell>
          <table:table-cell table:style-name="ce19" table:formula="of:=[.R6]+[.$B$1]" office:value-type="float" office:value="16" calcext:value-type="float">
            <text:p>16</text:p>
          </table:table-cell>
          <table:table-cell table:style-name="ce19" table:formula="of:=[.S6]+[.$B$1]" office:value-type="float" office:value="17" calcext:value-type="float">
            <text:p>17</text:p>
          </table:table-cell>
          <table:table-cell table:style-name="ce19" table:formula="of:=[.T6]+[.$B$1]" office:value-type="float" office:value="18" calcext:value-type="float">
            <text:p>18</text:p>
          </table:table-cell>
          <table:table-cell table:style-name="ce19" table:formula="of:=[.U6]+[.$B$1]" office:value-type="float" office:value="19" calcext:value-type="float">
            <text:p>19</text:p>
          </table:table-cell>
          <table:table-cell table:style-name="ce19" table:formula="of:=[.V6]+[.$B$1]" office:value-type="float" office:value="20" calcext:value-type="float">
            <text:p>20</text:p>
          </table:table-cell>
          <table:table-cell table:style-name="ce19" table:formula="of:=[.W6]+[.$B$1]" office:value-type="float" office:value="21" calcext:value-type="float">
            <text:p>21</text:p>
          </table:table-cell>
          <table:table-cell table:style-name="ce19" table:formula="of:=[.X6]+[.$B$1]" office:value-type="float" office:value="22" calcext:value-type="float">
            <text:p>22</text:p>
          </table:table-cell>
          <table:table-cell table:style-name="ce19" table:formula="of:=[.Y6]+[.$B$1]" office:value-type="float" office:value="23" calcext:value-type="float">
            <text:p>23</text:p>
          </table:table-cell>
          <table:table-cell table:style-name="ce19" table:formula="of:=[.Z6]+[.$B$1]" office:value-type="float" office:value="24" calcext:value-type="float">
            <text:p>24</text:p>
          </table:table-cell>
          <table:table-cell table:style-name="ce19" table:formula="of:=[.AA6]+[.$B$1]" office:value-type="float" office:value="25" calcext:value-type="float">
            <text:p>25</text:p>
          </table:table-cell>
          <table:table-cell table:style-name="ce19" table:formula="of:=[.AB6]+[.$B$1]" office:value-type="float" office:value="26" calcext:value-type="float">
            <text:p>26</text:p>
          </table:table-cell>
          <table:table-cell table:style-name="ce19" table:formula="of:=[.AC6]+[.$B$1]" office:value-type="float" office:value="27" calcext:value-type="float">
            <text:p>27</text:p>
          </table:table-cell>
          <table:table-cell table:style-name="ce19" table:formula="of:=[.AD6]+[.$B$1]" office:value-type="float" office:value="28" calcext:value-type="float">
            <text:p>28</text:p>
          </table:table-cell>
          <table:table-cell table:style-name="ce19" table:formula="of:=[.AE6]+[.$B$1]" office:value-type="float" office:value="29" calcext:value-type="float">
            <text:p>29</text:p>
          </table:table-cell>
          <table:table-cell table:style-name="ce19" table:formula="of:=[.AF6]+[.$B$1]" office:value-type="float" office:value="30" calcext:value-type="float">
            <text:p>30</text:p>
          </table:table-cell>
          <table:table-cell table:style-name="ce19" table:formula="of:=[.AG6]+[.$B$1]" office:value-type="float" office:value="31" calcext:value-type="float">
            <text:p>31</text:p>
          </table:table-cell>
          <table:table-cell table:style-name="ce19" table:formula="of:=[.AH6]+[.$B$1]" office:value-type="float" office:value="32" calcext:value-type="float">
            <text:p>32</text:p>
          </table:table-cell>
          <table:table-cell table:style-name="ce19" table:formula="of:=[.AI6]+[.$B$1]" office:value-type="float" office:value="33" calcext:value-type="float">
            <text:p>33</text:p>
          </table:table-cell>
          <table:table-cell table:style-name="ce19" table:formula="of:=[.AJ6]+[.$B$1]" office:value-type="float" office:value="34" calcext:value-type="float">
            <text:p>34</text:p>
          </table:table-cell>
          <table:table-cell table:style-name="ce19" table:formula="of:=[.AK6]+[.$B$1]" office:value-type="float" office:value="35" calcext:value-type="float">
            <text:p>35</text:p>
          </table:table-cell>
          <table:table-cell table:style-name="ce19" table:formula="of:=[.AL6]+[.$B$1]" office:value-type="float" office:value="36" calcext:value-type="float">
            <text:p>36</text:p>
          </table:table-cell>
          <table:table-cell table:style-name="ce19" table:formula="of:=[.AM6]+[.$B$1]" office:value-type="float" office:value="37" calcext:value-type="float">
            <text:p>37</text:p>
          </table:table-cell>
          <table:table-cell table:style-name="ce19" table:formula="of:=[.AN6]+[.$B$1]" office:value-type="float" office:value="38" calcext:value-type="float">
            <text:p>38</text:p>
          </table:table-cell>
          <table:table-cell table:style-name="ce19" table:formula="of:=[.AO6]+[.$B$1]" office:value-type="float" office:value="39" calcext:value-type="float">
            <text:p>39</text:p>
          </table:table-cell>
          <table:table-cell table:style-name="ce19" table:formula="of:=[.AP6]+[.$B$1]" office:value-type="float" office:value="40" calcext:value-type="float">
            <text:p>40</text:p>
          </table:table-cell>
          <table:table-cell table:style-name="ce19" table:formula="of:=[.AQ6]+[.$B$1]" office:value-type="float" office:value="41" calcext:value-type="float">
            <text:p>41</text:p>
          </table:table-cell>
          <table:table-cell table:style-name="ce19" table:formula="of:=[.AR6]+[.$B$1]" office:value-type="float" office:value="42" calcext:value-type="float">
            <text:p>42</text:p>
          </table:table-cell>
          <table:table-cell table:style-name="ce19" table:formula="of:=[.AS6]+[.$B$1]" office:value-type="float" office:value="43" calcext:value-type="float">
            <text:p>43</text:p>
          </table:table-cell>
          <table:table-cell table:style-name="ce19" table:formula="of:=[.AT6]+[.$B$1]" office:value-type="float" office:value="44" calcext:value-type="float">
            <text:p>44</text:p>
          </table:table-cell>
          <table:table-cell table:style-name="ce19" table:formula="of:=[.AU6]+[.$B$1]" office:value-type="float" office:value="45" calcext:value-type="float">
            <text:p>45</text:p>
          </table:table-cell>
          <table:table-cell table:style-name="ce19" table:formula="of:=[.AV6]+[.$B$1]" office:value-type="float" office:value="46" calcext:value-type="float">
            <text:p>46</text:p>
          </table:table-cell>
          <table:table-cell table:style-name="ce19" table:formula="of:=[.AW6]+[.$B$1]" office:value-type="float" office:value="47" calcext:value-type="float">
            <text:p>47</text:p>
          </table:table-cell>
          <table:table-cell table:style-name="ce19" table:formula="of:=[.AX6]+[.$B$1]" office:value-type="float" office:value="48" calcext:value-type="float">
            <text:p>48</text:p>
          </table:table-cell>
          <table:table-cell table:style-name="ce19" table:formula="of:=[.AY6]+[.$B$1]" office:value-type="float" office:value="49" calcext:value-type="float">
            <text:p>49</text:p>
          </table:table-cell>
          <table:table-cell table:style-name="ce19" table:formula="of:=[.AZ6]+[.$B$1]" office:value-type="float" office:value="50" calcext:value-type="float">
            <text:p>50</text:p>
          </table:table-cell>
          <table:table-cell table:style-name="ce19" table:formula="of:=[.BA6]+[.$B$1]" office:value-type="float" office:value="51" calcext:value-type="float">
            <text:p>51</text:p>
          </table:table-cell>
          <table:table-cell table:style-name="ce19" table:formula="of:=[.BB6]+[.$B$1]" office:value-type="float" office:value="52" calcext:value-type="float">
            <text:p>52</text:p>
          </table:table-cell>
          <table:table-cell table:style-name="ce19" table:formula="of:=[.BC6]+[.$B$1]" office:value-type="float" office:value="53" calcext:value-type="float">
            <text:p>53</text:p>
          </table:table-cell>
          <table:table-cell table:style-name="ce19" table:formula="of:=[.BD6]+[.$B$1]" office:value-type="float" office:value="54" calcext:value-type="float">
            <text:p>54</text:p>
          </table:table-cell>
          <table:table-cell table:style-name="ce19" table:formula="of:=[.BE6]+[.$B$1]" office:value-type="float" office:value="55" calcext:value-type="float">
            <text:p>55</text:p>
          </table:table-cell>
          <table:table-cell table:style-name="ce19" table:formula="of:=[.BF6]+[.$B$1]" office:value-type="float" office:value="56" calcext:value-type="float">
            <text:p>56</text:p>
          </table:table-cell>
          <table:table-cell table:style-name="ce19" table:formula="of:=[.BG6]+[.$B$1]" office:value-type="float" office:value="57" calcext:value-type="float">
            <text:p>57</text:p>
          </table:table-cell>
          <table:table-cell table:style-name="ce19" table:formula="of:=[.BH6]+[.$B$1]" office:value-type="float" office:value="58" calcext:value-type="float">
            <text:p>58</text:p>
          </table:table-cell>
          <table:table-cell table:style-name="ce19" table:formula="of:=[.BI6]+[.$B$1]" office:value-type="float" office:value="59" calcext:value-type="float">
            <text:p>59</text:p>
          </table:table-cell>
          <table:table-cell table:style-name="ce19" table:formula="of:=[.BJ6]+[.$B$1]" office:value-type="float" office:value="60" calcext:value-type="float">
            <text:p>60</text:p>
          </table:table-cell>
          <table:table-cell table:style-name="ce19" table:formula="of:=[.BK6]+[.$B$1]" office:value-type="float" office:value="61" calcext:value-type="float">
            <text:p>61</text:p>
          </table:table-cell>
          <table:table-cell table:style-name="ce19" table:formula="of:=[.BL6]+[.$B$1]" office:value-type="float" office:value="62" calcext:value-type="float">
            <text:p>62</text:p>
          </table:table-cell>
          <table:table-cell table:style-name="ce19" table:formula="of:=[.BM6]+[.$B$1]" office:value-type="float" office:value="63" calcext:value-type="float">
            <text:p>63</text:p>
          </table:table-cell>
          <table:table-cell table:style-name="ce19" table:formula="of:=[.BN6]+[.$B$1]" office:value-type="float" office:value="64" calcext:value-type="float">
            <text:p>64</text:p>
          </table:table-cell>
          <table:table-cell table:style-name="ce19" table:formula="of:=[.BO6]+[.$B$1]" office:value-type="float" office:value="65" calcext:value-type="float">
            <text:p>65</text:p>
          </table:table-cell>
          <table:table-cell table:style-name="ce19" table:formula="of:=[.BP6]+[.$B$1]" office:value-type="float" office:value="66" calcext:value-type="float">
            <text:p>66</text:p>
          </table:table-cell>
          <table:table-cell table:style-name="ce19" table:formula="of:=[.BQ6]+[.$B$1]" office:value-type="float" office:value="67" calcext:value-type="float">
            <text:p>67</text:p>
          </table:table-cell>
          <table:table-cell table:style-name="ce19" table:formula="of:=[.BR6]+[.$B$1]" office:value-type="float" office:value="68" calcext:value-type="float">
            <text:p>68</text:p>
          </table:table-cell>
          <table:table-cell table:style-name="ce19" table:formula="of:=[.BS6]+[.$B$1]" office:value-type="float" office:value="69" calcext:value-type="float">
            <text:p>69</text:p>
          </table:table-cell>
          <table:table-cell table:style-name="ce19" table:formula="of:=[.BT6]+[.$B$1]" office:value-type="float" office:value="70" calcext:value-type="float">
            <text:p>70</text:p>
          </table:table-cell>
          <table:table-cell table:style-name="ce19" table:formula="of:=[.BU6]+[.$B$1]" office:value-type="float" office:value="71" calcext:value-type="float">
            <text:p>71</text:p>
          </table:table-cell>
          <table:table-cell table:style-name="ce19" table:formula="of:=[.BV6]+[.$B$1]" office:value-type="float" office:value="72" calcext:value-type="float">
            <text:p>72</text:p>
          </table:table-cell>
          <table:table-cell table:style-name="ce27" table:number-columns-repeated="5"/>
          <table:table-cell table:style-name="ce28"/>
        </table:table-row>
        <table:table-row table:style-name="ro2">
          <table:table-cell table:style-name="ce7" office:value-type="string" calcext:value-type="string">
            <text:p>A</text:p>
          </table:table-cell>
          <table:table-cell table:style-name="ce8"/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8" table:number-columns-repeated="71"/>
          <table:table-cell table:style-name="ce24" table:number-columns-repeated="5"/>
          <table:table-cell table:style-name="ce29"/>
        </table:table-row>
        <table:table-row table:style-name="ro2">
          <table:table-cell table:style-name="ce7" office:value-type="string" calcext:value-type="string">
            <text:p>B</text:p>
          </table:table-cell>
          <table:table-cell table:style-name="ce12" office:value-type="string" calcext:value-type="string">
            <text:p>A</text:p>
          </table:table-cell>
          <table:table-cell table:style-name="ce15" office:value-type="float" office:value="2" calcext:value-type="float">
            <text:p>2</text:p>
          </table:table-cell>
          <table:table-cell table:style-name="ce8"/>
          <table:table-cell table:style-name="ce20" table:number-columns-repeated="2"/>
          <table:table-cell table:style-name="ce8" table:number-columns-repeated="69"/>
          <table:table-cell table:style-name="ce24" table:number-columns-repeated="6"/>
          <table:table-cell table:number-columns-repeated="16303"/>
        </table:table-row>
        <table:table-row table:style-name="ro2">
          <table:table-cell table:style-name="ce7" office:value-type="string" calcext:value-type="string">
            <text:p>C</text:p>
          </table:table-cell>
          <table:table-cell table:style-name="ce12" office:value-type="string" calcext:value-type="string">
            <text:p>A</text:p>
          </table:table-cell>
          <table:table-cell table:style-name="ce15" office:value-type="float" office:value="3" calcext:value-type="float">
            <text:p>3</text:p>
          </table:table-cell>
          <table:table-cell table:style-name="ce8"/>
          <table:table-cell table:style-name="ce20" table:number-columns-repeated="3"/>
          <table:table-cell table:style-name="ce8" table:number-columns-repeated="68"/>
          <table:table-cell table:style-name="ce24" table:number-columns-repeated="6"/>
          <table:table-cell table:number-columns-repeated="16303"/>
        </table:table-row>
        <table:table-row table:style-name="ro2">
          <table:table-cell table:style-name="ce7" office:value-type="string" calcext:value-type="string">
            <text:p>D</text:p>
          </table:table-cell>
          <table:table-cell table:style-name="ce12" office:value-type="string" calcext:value-type="string">
            <text:p>B</text:p>
          </table:table-cell>
          <table:table-cell table:style-name="ce15" office:value-type="float" office:value="2" calcext:value-type="float">
            <text:p>2</text:p>
          </table:table-cell>
          <table:table-cell table:style-name="ce8" table:number-columns-repeated="3"/>
          <table:table-cell table:style-name="ce20" table:number-columns-repeated="2"/>
          <table:table-cell table:style-name="ce8" table:number-columns-repeated="67"/>
          <table:table-cell table:style-name="ce24" table:number-columns-repeated="6"/>
          <table:table-cell table:number-columns-repeated="16303"/>
        </table:table-row>
        <table:table-row table:style-name="ro2">
          <table:table-cell table:style-name="ce7" office:value-type="string" calcext:value-type="string">
            <text:p>E</text:p>
          </table:table-cell>
          <table:table-cell table:style-name="ce12" office:value-type="string" calcext:value-type="string">
            <text:p>D</text:p>
          </table:table-cell>
          <table:table-cell table:style-name="ce15" office:value-type="float" office:value="2" calcext:value-type="float">
            <text:p>2</text:p>
          </table:table-cell>
          <table:table-cell table:style-name="ce8" table:number-columns-repeated="5"/>
          <table:table-cell table:style-name="ce20" table:number-columns-repeated="2"/>
          <table:table-cell table:style-name="ce8" table:number-columns-repeated="65"/>
          <table:table-cell table:number-columns-repeated="16309"/>
        </table:table-row>
        <table:table-row table:style-name="ro2">
          <table:table-cell table:style-name="ce7" office:value-type="string" calcext:value-type="string">
            <text:p>F</text:p>
          </table:table-cell>
          <table:table-cell table:style-name="ce12" office:value-type="string" calcext:value-type="string">
            <text:p>E</text:p>
          </table:table-cell>
          <table:table-cell table:style-name="ce15" office:value-type="float" office:value="5" calcext:value-type="float">
            <text:p>5</text:p>
          </table:table-cell>
          <table:table-cell table:style-name="ce8" table:number-columns-repeated="7"/>
          <table:table-cell table:style-name="ce20" table:number-columns-repeated="5"/>
          <table:table-cell table:style-name="ce8" table:number-columns-repeated="60"/>
          <table:table-cell table:number-columns-repeated="16309"/>
        </table:table-row>
        <table:table-row table:style-name="ro2">
          <table:table-cell table:style-name="ce7" office:value-type="string" calcext:value-type="string">
            <text:p>G</text:p>
          </table:table-cell>
          <table:table-cell table:style-name="ce12" office:value-type="string" calcext:value-type="string">
            <text:p>F</text:p>
          </table:table-cell>
          <table:table-cell table:style-name="ce15" office:value-type="float" office:value="3" calcext:value-type="float">
            <text:p>3</text:p>
          </table:table-cell>
          <table:table-cell table:style-name="ce8" table:number-columns-repeated="12"/>
          <table:table-cell table:style-name="ce20" table:number-columns-repeated="3"/>
          <table:table-cell table:style-name="ce8" table:number-columns-repeated="57"/>
          <table:table-cell table:number-columns-repeated="16309"/>
        </table:table-row>
        <table:table-row table:style-name="ro2">
          <table:table-cell table:style-name="ce7" office:value-type="string" calcext:value-type="string">
            <text:p>H</text:p>
          </table:table-cell>
          <table:table-cell table:style-name="ce12" office:value-type="string" calcext:value-type="string">
            <text:p>G</text:p>
          </table:table-cell>
          <table:table-cell table:style-name="ce15" office:value-type="float" office:value="2" calcext:value-type="float">
            <text:p>2</text:p>
          </table:table-cell>
          <table:table-cell table:style-name="ce8" table:number-columns-repeated="15"/>
          <table:table-cell table:style-name="ce20" table:number-columns-repeated="2"/>
          <table:table-cell table:style-name="ce8" table:number-columns-repeated="55"/>
          <table:table-cell table:number-columns-repeated="16309"/>
        </table:table-row>
        <table:table-row table:style-name="ro2">
          <table:table-cell table:style-name="ce7" office:value-type="string" calcext:value-type="string">
            <text:p>I</text:p>
          </table:table-cell>
          <table:table-cell table:style-name="ce12" office:value-type="string" calcext:value-type="string">
            <text:p>G</text:p>
          </table:table-cell>
          <table:table-cell table:style-name="ce15" office:value-type="float" office:value="4" calcext:value-type="float">
            <text:p>4</text:p>
          </table:table-cell>
          <table:table-cell table:style-name="ce8" table:number-columns-repeated="15"/>
          <table:table-cell table:style-name="ce20" table:number-columns-repeated="4"/>
          <table:table-cell table:style-name="ce8" table:number-columns-repeated="53"/>
          <table:table-cell table:number-columns-repeated="16309"/>
        </table:table-row>
        <table:table-row table:style-name="ro2">
          <table:table-cell table:style-name="ce7" office:value-type="string" calcext:value-type="string">
            <text:p>J</text:p>
          </table:table-cell>
          <table:table-cell table:style-name="ce12" office:value-type="string" calcext:value-type="string">
            <text:p>I</text:p>
          </table:table-cell>
          <table:table-cell table:style-name="ce15" office:value-type="float" office:value="3" calcext:value-type="float">
            <text:p>3</text:p>
          </table:table-cell>
          <table:table-cell table:style-name="ce8" table:number-columns-repeated="19"/>
          <table:table-cell table:style-name="ce20" table:number-columns-repeated="3"/>
          <table:table-cell table:style-name="ce8" table:number-columns-repeated="50"/>
          <table:table-cell table:number-columns-repeated="16309"/>
        </table:table-row>
        <table:table-row table:style-name="ro2">
          <table:table-cell table:style-name="ce7" office:value-type="string" calcext:value-type="string">
            <text:p>K</text:p>
          </table:table-cell>
          <table:table-cell table:style-name="ce12" office:value-type="string" calcext:value-type="string">
            <text:p>J</text:p>
          </table:table-cell>
          <table:table-cell table:style-name="ce15" office:value-type="float" office:value="3" calcext:value-type="float">
            <text:p>3</text:p>
          </table:table-cell>
          <table:table-cell table:style-name="ce8" table:number-columns-repeated="22"/>
          <table:table-cell table:style-name="ce20" table:number-columns-repeated="3"/>
          <table:table-cell table:style-name="ce8" table:number-columns-repeated="47"/>
          <table:table-cell table:number-columns-repeated="16309"/>
        </table:table-row>
        <table:table-row table:style-name="ro2">
          <table:table-cell table:style-name="ce7" office:value-type="string" calcext:value-type="string">
            <text:p>L</text:p>
          </table:table-cell>
          <table:table-cell table:style-name="ce12" office:value-type="string" calcext:value-type="string">
            <text:p>K</text:p>
          </table:table-cell>
          <table:table-cell table:style-name="ce15" office:value-type="float" office:value="4" calcext:value-type="float">
            <text:p>4</text:p>
          </table:table-cell>
          <table:table-cell table:style-name="ce8" table:number-columns-repeated="25"/>
          <table:table-cell table:style-name="ce20" table:number-columns-repeated="4"/>
          <table:table-cell table:style-name="ce8" table:number-columns-repeated="43"/>
          <table:table-cell table:number-columns-repeated="16309"/>
        </table:table-row>
        <table:table-row table:style-name="ro2">
          <table:table-cell table:style-name="ce7" office:value-type="string" calcext:value-type="string">
            <text:p>M</text:p>
          </table:table-cell>
          <table:table-cell table:style-name="ce12" office:value-type="string" calcext:value-type="string">
            <text:p>L</text:p>
          </table:table-cell>
          <table:table-cell table:style-name="ce15" office:value-type="float" office:value="2" calcext:value-type="float">
            <text:p>2</text:p>
          </table:table-cell>
          <table:table-cell table:style-name="ce8" table:number-columns-repeated="29"/>
          <table:table-cell table:style-name="ce20" table:number-columns-repeated="2"/>
          <table:table-cell table:style-name="ce8" table:number-columns-repeated="41"/>
          <table:table-cell table:number-columns-repeated="16309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12" office:value-type="string" calcext:value-type="string">
            <text:p>K</text:p>
          </table:table-cell>
          <table:table-cell table:style-name="ce15" office:value-type="float" office:value="3" calcext:value-type="float">
            <text:p>3</text:p>
          </table:table-cell>
          <table:table-cell table:style-name="ce8" table:number-columns-repeated="25"/>
          <table:table-cell table:style-name="ce20" table:number-columns-repeated="3"/>
          <table:table-cell table:style-name="ce8" table:number-columns-repeated="44"/>
          <table:table-cell table:number-columns-repeated="16309"/>
        </table:table-row>
        <table:table-row table:style-name="ro2">
          <table:table-cell table:style-name="ce7" office:value-type="string" calcext:value-type="string">
            <text:p>O</text:p>
          </table:table-cell>
          <table:table-cell table:style-name="ce12" office:value-type="string" calcext:value-type="string">
            <text:p>M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number-columns-repeated="31"/>
          <table:table-cell table:style-name="ce20"/>
          <table:table-cell table:style-name="ce8" table:number-columns-repeated="40"/>
          <table:table-cell table:number-columns-repeated="16309"/>
        </table:table-row>
        <table:table-row table:style-name="ro1" table:number-rows-repeated="3">
          <table:table-cell table:style-name="ce8" table:number-columns-repeated="75"/>
          <table:table-cell table:number-columns-repeated="1630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style-name="ce13" office:value-type="string" calcext:value-type="string">
            <text:p>1. Cuantas horas necesita el proyecto?</text:p>
          </table:table-cell>
          <table:table-cell table:number-columns-repeated="16382"/>
        </table:table-row>
        <table:table-row table:style-name="ro1">
          <table:table-cell/>
          <table:table-cell table:style-name="Default"/>
          <table:table-cell table:formula="of:=[.AI6]" office:value-type="float" office:value="32" calcext:value-type="float">
            <text:p>32</text:p>
          </table:table-cell>
          <table:table-cell office:value-type="string" calcext:value-type="string">
            <text:p>horas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5"/>
          <table:table-cell table:style-name="Default"/>
          <table:table-cell table:number-columns-repeated="16368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4:Sheet1.O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pitch="variable"/>
    <style:font-face style:name="Verdana" svg:font-family="Verdan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2:31:52.848394233</meta:creation-date>
    <dc:date>2025-01-28T13:10:51.384359484</dc:date>
    <meta:editing-duration>PT38M58S</meta:editing-duration>
    <meta:editing-cycles>1</meta:editing-cycles>
    <meta:document-statistic meta:table-count="1" meta:cell-count="263" meta:object-count="0"/>
    <meta:generator>LibreOffice/7.4.7.2$Linux_X86_64 LibreOffice_project/40$Build-2</meta:generator>
  </office:meta>
</office:document-meta>
</file>